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officeooo:rsid="001c4fb9" officeooo:paragraph-rsid="001c4fb9" style:font-size-asian="14pt" style:font-size-complex="16pt"/>
    </style:style>
    <style:style style:name="P2" style:family="paragraph" style:parent-style-name="Standard">
      <style:text-properties style:font-name="Calibri" fo:font-size="12pt" officeooo:rsid="001c4fb9" officeooo:paragraph-rsid="001c4fb9" style:font-size-asian="10.5pt" style:font-size-complex="12pt"/>
    </style:style>
    <style:style style:name="P3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1c4fb9" officeooo:paragraph-rsid="001c4fb9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style:text-underline-style="none" fo:font-weight="normal" officeooo:rsid="001c4fb9" officeooo:paragraph-rsid="001c4f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471cm"/>
        </style:tab-stops>
      </style:paragraph-properties>
      <style:text-properties style:font-name="Calibri" fo:font-size="12pt" style:text-underline-style="none" fo:font-weight="normal" officeooo:rsid="001c4fb9" officeooo:paragraph-rsid="001c4fb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471cm"/>
        </style:tab-stops>
      </style:paragraph-properties>
      <style:text-properties style:font-name="Calibri" fo:font-size="12pt" style:text-underline-style="none" fo:font-weight="normal" officeooo:rsid="001c4fb9" officeooo:paragraph-rsid="001c4fb9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se note NoSQL</text:p>
      <text:p text:style-name="P2"/>
      <text:p text:style-name="P3">Différentes familles :</text:p>
      <text:p text:style-name="P4"><text:tab/><text:span text:style-name="T1">- Clés/Valeur :</text:span></text:p>
      <text:p text:style-name="P5"><text:tab/>On associe une clé à la donnée qui l’identifie.</text:p>
      <text:p text:style-name="P5">+ : efficacité/simplicité</text:p>
      <text:p text:style-name="P5"><text:s/>- : pas de réelle structure, nécessite de connaître la clé en permanence</text:p>
      <text:p text:style-name="P5"/>
      <text:p text:style-name="P5"><text:tab/><text:tab/><text:span text:style-name="T1">- Lignes → Colonnes :</text:span></text:p>
      <text:p text:style-name="P5"><text:tab/>On représente les données en colonne contrairement à SQL qui le fait en ligne.</text:p>
      <text:p text:style-name="P5">+ : calculs analytique (moyenne etc...)</text:p>
      <text:p text:style-name="P5"><text:s/>- : pas terrible pour la recherche de valeurs</text:p>
      <text:p text:style-name="P5"/>
      <text:p text:style-name="P5"><text:tab/><text:tab/><text:span text:style-name="T1">- Documents :</text:span></text:p>
      <text:p text:style-name="P5"><text:tab/>On stocke les données dans des documents.</text:p>
      <text:p text:style-name="P5">+ : On peut stocker n’importe quelle info (structure complexe du document)</text:p>
      <text:p text:style-name="P5"><text:s/>- : Repose sur le principe Clé/Valeur</text:p>
      <text:p text:style-name="P5"/>
      <text:p text:style-name="P5">→ MongoDB, Cassandra</text:p>
      <text:p text:style-name="P5"/>
      <text:p text:style-name="P5"><text:tab/><text:tab/><text:span text:style-name="T1">- Graphe :</text:span></text:p>
      <text:p text:style-name="P5"><text:tab/>Stockage de nœuds permettant d’introduire des liens relationnels et de « parenté ».</text:p>
      <text:p text:style-name="P5">+ : Permet de créer/stocker des dépendances, calculs sur ces dépendances</text:p>
      <text:p text:style-name="P5"><text:s/>- : Plus orienté réseau, compliqué (apparemment)</text:p>
      <text:p text:style-name="P5"/>
      <text:p text:style-name="P5">→ Neo4j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28:35.067000000</meta:creation-date>
    <dc:date>2020-02-11T08:39:05.634000000</dc:date>
    <meta:editing-duration>P0D</meta:editing-duration>
    <meta:editing-cycles>1</meta:editing-cycles>
    <meta:document-statistic meta:table-count="0" meta:image-count="0" meta:object-count="0" meta:page-count="1" meta:paragraph-count="20" meta:word-count="136" meta:character-count="801" meta:non-whitespace-character-count="669"/>
    <meta:generator>LibreOffice/6.0.6.2$Windows_X86_64 LibreOffice_project/0c292870b25a325b5ed35f6b45599d2ea4458e77</meta:generator>
  </office:meta>
</office:document-meta>
</file>